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7008" officeooo:paragraph-rsid="00147008"/>
    </style:style>
    <style:style style:name="P2" style:family="paragraph" style:parent-style-name="Standard">
      <style:text-properties officeooo:rsid="00147008" officeooo:paragraph-rsid="0014b034"/>
    </style:style>
    <style:style style:name="P3" style:family="paragraph" style:parent-style-name="Standard">
      <style:text-properties officeooo:rsid="00147008" officeooo:paragraph-rsid="00157d83"/>
    </style:style>
    <style:style style:name="P4" style:family="paragraph" style:parent-style-name="Standard">
      <style:text-properties officeooo:rsid="00147008" officeooo:paragraph-rsid="0016f7f7"/>
    </style:style>
    <style:style style:name="P5" style:family="paragraph" style:parent-style-name="Standard">
      <style:text-properties officeooo:rsid="00147008" officeooo:paragraph-rsid="001a7032"/>
    </style:style>
    <style:style style:name="P6" style:family="paragraph" style:parent-style-name="Standard">
      <style:text-properties officeooo:rsid="00147008" officeooo:paragraph-rsid="001e1877"/>
    </style:style>
    <style:style style:name="P7" style:family="paragraph" style:parent-style-name="Standard">
      <style:text-properties fo:font-weight="bold" officeooo:rsid="00147008" officeooo:paragraph-rsid="00147008" style:font-weight-asian="bold" style:font-weight-complex="bold"/>
    </style:style>
    <style:style style:name="P8" style:family="paragraph" style:parent-style-name="Standard">
      <style:text-properties fo:font-weight="bold" officeooo:rsid="00147008" officeooo:paragraph-rsid="0014b034" style:font-weight-asian="bold" style:font-weight-complex="bold"/>
    </style:style>
    <style:style style:name="P9" style:family="paragraph" style:parent-style-name="Standard">
      <style:text-properties fo:font-weight="bold" officeooo:rsid="0014b034" officeooo:paragraph-rsid="0014b034" style:font-weight-asian="bold" style:font-weight-complex="bold"/>
    </style:style>
    <style:style style:name="P10" style:family="paragraph" style:parent-style-name="Standard">
      <style:text-properties fo:font-weight="bold" officeooo:rsid="0014b034" officeooo:paragraph-rsid="00157d83" style:font-weight-asian="bold" style:font-weight-complex="bold"/>
    </style:style>
    <style:style style:name="P11" style:family="paragraph" style:parent-style-name="Standard">
      <style:text-properties fo:font-weight="bold" officeooo:rsid="0014b034" officeooo:paragraph-rsid="0016f7f7" style:font-weight-asian="bold" style:font-weight-complex="bold"/>
    </style:style>
    <style:style style:name="P12" style:family="paragraph" style:parent-style-name="Standard">
      <style:text-properties fo:font-weight="bold" officeooo:rsid="00157d83" officeooo:paragraph-rsid="00157d83" style:font-weight-asian="bold" style:font-weight-complex="bold"/>
    </style:style>
    <style:style style:name="P13" style:family="paragraph" style:parent-style-name="Standard">
      <style:text-properties officeooo:rsid="002a5430" officeooo:paragraph-rsid="002a5430"/>
    </style:style>
    <style:style style:name="P14" style:family="paragraph" style:parent-style-name="Standard">
      <style:paragraph-properties fo:break-before="page"/>
      <style:text-properties fo:font-weight="bold" officeooo:rsid="0014b034" officeooo:paragraph-rsid="0014b034" style:font-weight-asian="bold" style:font-weight-complex="bold"/>
    </style:style>
    <style:style style:name="P15" style:family="paragraph" style:parent-style-name="Standard">
      <style:paragraph-properties fo:break-before="page"/>
      <style:text-properties officeooo:rsid="00147008" officeooo:paragraph-rsid="00157d83"/>
    </style:style>
    <style:style style:name="P16" style:family="paragraph" style:parent-style-name="Standard">
      <style:text-properties fo:font-weight="bold" officeooo:rsid="00157d83" officeooo:paragraph-rsid="00157d83" style:font-weight-asian="bold" style:font-weight-complex="bold"/>
    </style:style>
    <style:style style:name="P17" style:family="paragraph" style:parent-style-name="Standard">
      <style:text-properties fo:font-weight="bold" officeooo:rsid="00147008" officeooo:paragraph-rsid="0014b034" style:font-weight-asian="bold" style:font-weight-complex="bold"/>
    </style:style>
    <style:style style:name="P18" style:family="paragraph" style:parent-style-name="Standard">
      <style:text-properties officeooo:rsid="00147008" officeooo:paragraph-rsid="003715be"/>
    </style:style>
    <style:style style:name="P19" style:family="paragraph" style:parent-style-name="Standard">
      <style:text-properties officeooo:rsid="00147008" officeooo:paragraph-rsid="00379dbf"/>
    </style:style>
    <style:style style:name="P20" style:family="paragraph" style:parent-style-name="Standard">
      <style:text-properties officeooo:rsid="00147008" officeooo:paragraph-rsid="003815ca"/>
    </style:style>
    <style:style style:name="P21" style:family="paragraph" style:parent-style-name="Standard">
      <style:text-properties officeooo:rsid="00147008" officeooo:paragraph-rsid="0038bc54"/>
    </style:style>
    <style:style style:name="P22" style:family="paragraph" style:parent-style-name="Standard">
      <style:text-properties officeooo:rsid="00147008" officeooo:paragraph-rsid="003a4a85"/>
    </style:style>
    <style:style style:name="P23" style:family="paragraph" style:parent-style-name="Standard">
      <style:text-properties officeooo:rsid="00147008" officeooo:paragraph-rsid="003ae5e7"/>
    </style:style>
    <style:style style:name="T1" style:family="text">
      <style:text-properties fo:font-weight="bold" style:font-weight-asian="bold" style:font-weight-complex="bold"/>
    </style:style>
    <style:style style:name="T2" style:family="text">
      <style:text-properties fo:font-weight="bold" officeooo:rsid="0014b034" style:font-weight-asian="bold" style:font-weight-complex="bold"/>
    </style:style>
    <style:style style:name="T3" style:family="text">
      <style:text-properties fo:font-weight="bold" officeooo:rsid="00157d83" style:font-weight-asian="bold" style:font-weight-complex="bold"/>
    </style:style>
    <style:style style:name="T4" style:family="text">
      <style:text-properties officeooo:rsid="002a5430"/>
    </style:style>
    <style:style style:name="T5" style:family="text">
      <style:text-properties officeooo:rsid="002d4936"/>
    </style:style>
    <style:style style:name="T6" style:family="text">
      <style:text-properties officeooo:rsid="003715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OGRAM NAME</text:span>: </text:p>
      <text:p text:style-name="P5"><text:span text:style-name="T4">Phd</text:span> </text:p>
      <text:p text:style-name="P5"/>
      <text:p text:style-name="P5"><text:span text:style-name="T1">en_PROGRAM NAME</text:span>: </text:p>
      <text:p text:style-name="P13">Phd</text:p>
      <text:p text:style-name="P1"/>
      <text:p text:style-name="P9">1.</text:p>
      <text:p text:style-name="P9"/>
      <text:p text:style-name="P7">NAME</text:p>
      <text:p text:style-name="P23"><text:tab/>Doctorat en communication</text:p>
      <text:p text:style-name="P1"/>
      <text:p text:style-name="P7">en_NAME</text:p>
      <text:p text:style-name="P23"><text:tab/>PhD in Communications </text:p>
      <text:p text:style-name="P1"/>
      <text:p text:style-name="P7">SUMMARY</text:p>
      <text:p text:style-name="P1">The BIIM School of Communication's Doctor of Philosophy in Communication allows you to focus on the intersection of media, technology, and democracy. Our program is designed for scholars who seek to understand how communication and technology interact with democratic life and participation in an open society, with a particular emphasis on the role of new media in civil society. </text:p>
      <text:p text:style-name="P1"/>
      <text:p text:style-name="P1"/>
      <text:p text:style-name="P7">en_SUMMARY</text:p>
      <text:p text:style-name="P6">The BIIM School of Communication's Doctor of Philosophy in Communication allows you to focus on the intersection of media, technology, and democracy. Our program is designed for scholars who seek to understand how communication and technology interact with democratic life and participation in an open society, with a particular emphasis on the role of new media in civil society.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2.</text:p>
      <text:p text:style-name="P9"/>
      <text:p text:style-name="P8">NAME</text:p>
      <text:p text:style-name="P22"><text:tab/>Doctorat en éducation</text:p>
      <text:p text:style-name="P2"/>
      <text:p text:style-name="P8">en_NAME</text:p>
      <text:p text:style-name="P22"><text:tab/>PhD <text:span text:style-name="T6">In Education </text:span></text:p>
      <text:p text:style-name="P2"/>
      <text:p text:style-name="P8">SUMMARY</text:p>
      <text:p text:style-name="P2">The Ph.D. in Education is an interdisciplinary doctoral program offered BIIM. As a Ph.D. candidate, you will collaborate with scholars across all BIIM graduate schools on original interdisciplinary research. In the process, you will help forge new fields of inquiry that will impact the way we teach and learn. </text:p>
      <text:p text:style-name="P2"/>
      <text:p text:style-name="P8">en_SUMMARY</text:p>
      <text:p text:style-name="P2">The Ph.D. in Education is an interdisciplinary doctoral program offered BIIM. As a Ph.D. candidate, you will collaborate with scholars across all BIIM graduate schools on original interdisciplinary research. In the process, you will help forge new fields of inquiry that will impact the way we teach and learn. </text:p>
      <text:p text:style-name="P9"/>
      <text:p text:style-name="P9"/>
      <text:p text:style-name="P9"/>
      <text:p text:style-name="P9"/>
      <text:p text:style-name="P9"/>
      <text:p text:style-name="P9"/>
      <text:p text:style-name="P9"/>
      <text:p text:style-name="P9"/>
      <text:p text:style-name="P9"/>
      <text:p text:style-name="P9"/>
      <text:p text:style-name="P9"/>
      <text:p text:style-name="P14">3.</text:p>
      <text:p text:style-name="P9"/>
      <text:p text:style-name="P8">NAME</text:p>
      <text:p text:style-name="P21"><text:tab/>Doctorat en relations internationales</text:p>
      <text:p text:style-name="P2"/>
      <text:p text:style-name="P8">en_NAME</text:p>
      <text:p text:style-name="P21"><text:tab/>PhD in International Relations </text:p>
      <text:p text:style-name="P2"/>
      <text:p text:style-name="P8">SUMMARY</text:p>
      <text:p text:style-name="P2">The challenges currently facing our world are numerous and varied. Successfully handling these issues requires the brightest and best-trained minds. The School of Law and International Relations (SLIR) PhD in International Relations provides qualified and dedicated students with the training, knowledge, and experience necessary to pursue careers in the scholarly and policy worlds and to contribute game-changing solutions in international affairs as emerging thought leaders. </text:p>
      <text:p text:style-name="P2"/>
      <text:p text:style-name="P2"/>
      <text:p text:style-name="P8">en_SUMMARY</text:p>
      <text:p text:style-name="P3">The challenges currently facing our world are numerous and varied. Successfully handling these issues requires the brightest and best-trained minds. The School of Law and International Relations (SLIR) PhD in International Relations provides qualified and dedicated students with the training, knowledge, and experience necessary to pursue careers in the scholarly and policy worlds and to contribute game-changing solutions in international affairs as emerging thought leaders. </text:p>
      <text:p text:style-name="P10"/>
      <text:p text:style-name="P10"/>
      <text:p text:style-name="P10"/>
      <text:p text:style-name="P10"/>
      <text:p text:style-name="P10"/>
      <text:p text:style-name="P10"/>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text:span text:style-name="T3">4</text:span><text:span text:style-name="T2">.</text:span></text:p>
      <text:p text:style-name="P9"/>
      <text:p text:style-name="P8">NAME</text:p>
      <text:p text:style-name="P20"><text:tab/>Doctorat en leadership organisationnel</text:p>
      <text:p text:style-name="P2"/>
      <text:p text:style-name="P8">en_NAME</text:p>
      <text:p text:style-name="P20"><text:tab/>PhD in Organizational Leadership </text:p>
      <text:p text:style-name="P2"/>
      <text:p text:style-name="P8">SUMMARY</text:p>
      <text:p text:style-name="P2">The PhD in Organizational Leadership program allows you to examine leadership in a multitude of dimensions. Upon completion of the program, you will have gained the knowledge to evaluate major theories and contribute to the body of knowledge in the field of organizational leadership.</text:p>
      <text:p text:style-name="P2"/>
      <text:p text:style-name="P2"/>
      <text:p text:style-name="P8">en_SUMMARY</text:p>
      <text:p text:style-name="P3">The PhD in Organizational Leadership program allows you to examine leadership in a multitude of dimensions. Upon completion of the program, you will have gained the knowledge to evaluate major theories and contribute to the body of knowledge in the field of organizational leadership.</text:p>
      <text:p text:style-name="P3"/>
      <text:p text:style-name="P3"/>
      <text:p text:style-name="P10"/>
      <text:p text:style-name="P10"/>
      <text:p text:style-name="P10"/>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text:span text:style-name="T3">5</text:span><text:span text:style-name="T2">.</text:span></text:p>
      <text:p text:style-name="P9"/>
      <text:p text:style-name="P8">NAME</text:p>
      <text:p text:style-name="P19"><text:tab/>Doctorat en sciences politiques</text:p>
      <text:p text:style-name="P2"/>
      <text:p text:style-name="P8">en_NAME</text:p>
      <text:p text:style-name="P19"><text:tab/>PhD in Political Science </text:p>
      <text:p text:style-name="P2"/>
      <text:p text:style-name="P8">SUMMARY</text:p>
      <text:p text:style-name="P2">The PhD in Political Science at the BIIM School of Law International Relations draws from the breadth and depth of intellectual resources across BIIM, providing our students with rigorous cross-disciplinary training, both substantively and methodologically. They work closely with prominent scholars whose cutting-edge research activities and professional engagements play key roles in national and global policy development.</text:p>
      <text:p text:style-name="P2"/>
      <text:p text:style-name="P2"/>
      <text:p text:style-name="P2"/>
      <text:p text:style-name="P8">en_SUMMARY</text:p>
      <text:p text:style-name="P3">The PhD in Political Science at the BIIM School of Law International Relations draws from the breadth and depth of intellectual resources across BIIM, providing our students with rigorous cross-disciplinary training, both substantively and methodologically. They work closely with prominent scholars whose cutting-edge research activities and professional engagements play key roles in national and global policy development.</text:p>
      <text:p text:style-name="P3"/>
      <text:p text:style-name="P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5"><text:span text:style-name="T3">6</text:span><text:span text:style-name="T2">.</text:span></text:p>
      <text:p text:style-name="P9"/>
      <text:p text:style-name="P8">NAME</text:p>
      <text:p text:style-name="P18"><text:tab/>PhD en psychologie</text:p>
      <text:p text:style-name="P2"/>
      <text:p text:style-name="P8">en_NAME</text:p>
      <text:p text:style-name="P18"><text:tab/>PhD in Psychology </text:p>
      <text:p text:style-name="P2"/>
      <text:p text:style-name="P8">SUMMARY</text:p>
      <text:p text:style-name="P2">The PhD in Psychology (Behavior, Cognition and Neuroscience) is a multidisciplinary, interdepartmental program that applies biological and psychological principles to behavior and cognition. In this program, you will gain academic expertise through laboratory experience and core coursework while broadening your knowledge and research skills through electives and special seminars. </text:p>
      <text:p text:style-name="P2"/>
      <text:p text:style-name="P8">en_SUMMARY</text:p>
      <text:p text:style-name="P3">The PhD in Psychology (Behavior, Cognition and Neuroscience) is a multidisciplinary, interdepartmental program that applies biological and psychological principles to behavior and cognition. In this program, you will gain academic expertise through laboratory experience and core coursework while broadening your knowledge and research skills through electives and special seminars. </text:p>
      <text:p text:style-name="P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1:47:04.610599943</meta:creation-date>
    <dc:date>2019-08-17T18:09:07.044177039</dc:date>
    <meta:editing-duration>PT1H38S</meta:editing-duration>
    <meta:editing-cycles>28</meta:editing-cycles>
    <meta:generator>LibreOffice/6.0.7.3$Linux_X86_64 LibreOffice_project/00m0$Build-3</meta:generator>
    <meta:document-statistic meta:table-count="0" meta:image-count="0" meta:object-count="0" meta:page-count="6" meta:paragraph-count="58" meta:word-count="724" meta:character-count="5072" meta:non-whitespace-character-count="4377"/>
  </office:meta>
</office:document-meta>
</file>